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Chris Ostrouchov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30e11c">1. KnoxPy Summary</text:a></text:p>
        </text:index-body>
      </text:table-of-content>
      <text:h text:style-name="Heading_20_1" text:outline-level="1" text:is-list-header="false">
<text:bookmark-start text:name="OrgXref.org430e11c"/>
<text:bookmark text:name="org430e11c"/>KnoxPy Summary
<text:bookmark-end text:name="OrgXref.org430e11c"/></text:h>
      <text:p text:style-name="Text_20_body">This presentation will follow the story of a developer wanting to
create the a python package for analyzing malicious attempted ssh
logins to their home machine using an <text:a xlink:type="simple" xlink:href="https://sqlite.org/index.html">SQLite3</text:a> database. In the end
we will have created a continuously delivered <text:a xlink:type="simple" xlink:href="https://pypi.org/">PyPi</text:a> package that has
documentation on <text:a xlink:type="simple" xlink:href="https://readthedocs.org/">readthedocs</text:a> generated with <text:a xlink:type="simple" xlink:href="http://www.sphinx-doc.org/en/stable/">sphinx</text:a> and tested via
<text:a xlink:type="simple" xlink:href="https://docs.pytest.org/en/latest/">pytest</text:a>.
</text:p>
      <text:p text:style-name="Text_20_body">The talk will focus on showing the power of <text:span text:style-name="OrgCode">sqlite3</text:span> <text:a xlink:type="simple" xlink:href="https://docs.python.org/3/library/sqlite3.html">module</text:a> in the
python standard library. I will not assume that the user has used
<text:span text:style-name="OrgCode">SQL</text:span> before and show examples of simple <text:span text:style-name="OrgCode">SELECT</text:span>, <text:span text:style-name="OrgCode">INSERT</text:span>, <text:span text:style-name="OrgCode">CREATE
 <text:s text:c="1"/>TABLE</text:span>, transactions, bulk inserts for performance, and how to
determine if SQLite3 is the correct database to use.
</text:p>
      <text:p text:style-name="Text_20_body">For advanced users this talk will still have equal benefit. I will
show how to use custom <text:a xlink:type="simple" xlink:href="https://www.sqlite.org/datatype3.html">SQLite datatypes</text:a> for serialization and
deserialization of datetimes and JSON. Additionally, using a unique
feature of SQLite we will create python functions for queries not
possible with complex SQL statements.
</text:p>
      <text:p text:style-name="Text_20_body">This talk will be based on two of my blog posts
</text:p>
      <text:list text:style-name="OrgBulletedList" text:continue-numbering="false">
        <text:list-item>
          <text:p text:style-name="Text_20_body"><text:a xlink:type="simple" xlink:href="https://chrisostrouchov.com/post/python_sqlite/">sqlite with python</text:a>
</text:p>
        </text:list-item>
        <text:list-item>
          <text:p text:style-name="Text_20_body"><text:a xlink:type="simple" xlink:href="https://chrisostrouchov.com/post/cd_tested_doc_pypi_package/">continuous delivery, tested, and documented pypi packages</text:a>
(currently drafted will be available mid April)
</text:p>
        </text:list-item>
      </text:list>
      <text:p text:style-name="Text_20_body">Packages Used:
</text:p>
      <text:list text:style-name="OrgBulletedList" text:continue-numbering="false">
        <text:list-item>
          <text:p text:style-name="Text_20_body">sqlite3 (detailed)
</text:p>
        </text:list-item>
        <text:list-item>
          <text:p text:style-name="Text_20_body">pytest (brief)
</text:p>
        </text:list-item>
        <text:list-item>
          <text:p text:style-name="Text_20_body">sphinx (brief)
</text:p>
        </text:list-item>
        <text:list-item>
          <text:p text:style-name="Text_20_body">setuptools (brief)
</text:p>
        </text:list-item>
      </text:list>
      <text:p text:style-name="Text_20_body">All source code and documents will be available in the <text:a xlink:type="simple" xlink:href="https://gitlab.com/costrouc/knoxpy-sqlite-pypi-readthedocs">Gitlab repo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ris Ostrouchov</dc:creator>
    <meta:initial-creator>Chris Ostrouchov</meta:initial-creator>
    <dc:date>2018-03-23T11:24:38</dc:date>
    <meta:creation-date>2018-03-23T11:24:38</meta:creation-date>
    <meta:generator>Emacs 25.2.2 (Org mode 9.1.6)</meta:generator>
    <meta:keyword/>
    <dc:subject/>
    <dc:title/>
  </office:meta>
</office:document-meta>
</file>